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4.9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cm" fo:min-width="3.85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5cm" fo:min-width="7.1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45cm" fo:min-width="7.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85cm" fo:min-width="7.1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65cm" svg:height="1.8cm" svg:x="2.125cm" svg:y="1.9cm">
          <text:p text:style-name="P1">Case or associated task sa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8.7cm" svg:height="2.9cm" svg:x="1.6cm" svg:y="10.3cm">
          <text:p text:style-name="P3"><text:span text:style-name="T1">„</text:span><text:span text:style-name="T1">case investigation“ task pend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curve" svg:x1="5.95cm" svg:y1="3.7cm" svg:x2="5.95cm" svg:y2="5.2cm" draw:start-shape="id1" draw:start-glue-point="8" draw:end-shape="id2" draw:end-glue-point="4" svg:d="M5950 3700v1500" svg:viewBox="0 0 1 1501">
          <text:p/>
        </draw:connector>
        <draw:custom-shape draw:style-name="gr4" draw:text-style-name="P2" xml:id="id4" draw:id="id4" draw:layer="layout" svg:width="7.6cm" svg:height="2.3cm" svg:x="12.2cm" svg:y="13cm">
          <text:p text:style-name="P3"><text:span text:style-name="T2">case:</text:span></text:p>
          <text:p text:style-name="P3"><text:span text:style-name="T2">- set investigation pending</text:span></text:p>
          <text:p text:style-name="P3"><text:span text:style-name="T2">- reset investigation change dat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0.3cm" svg:y1="11.75cm" svg:x2="16cm" svg:y2="13cm" draw:start-shape="id3" draw:start-glue-point="7" draw:end-shape="id4" draw:end-glue-point="0" svg:d="M10300 11750c3800 0 5700 416 5700 1250" svg:viewBox="0 0 5701 1251">
          <text:p text:style-name="P3">yes</text:p>
        </draw:connector>
        <draw:custom-shape draw:style-name="gr2" draw:text-style-name="P4" xml:id="id2" draw:id="id2" draw:layer="layout" svg:width="8.7cm" svg:height="2.9cm" svg:x="1.6cm" svg:y="5.2cm">
          <text:p text:style-name="P3"><text:span text:style-name="T1">any „case investigation tas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5.95cm" svg:y1="13.2cm" svg:x2="5.95cm" svg:y2="15.7cm" draw:start-shape="id3" draw:start-glue-point="6" draw:end-shape="id5" draw:end-glue-point="4" svg:d="M5950 13200v2500" svg:viewBox="0 0 1 2501">
          <text:p text:style-name="P3">no</text:p>
        </draw:connector>
        <draw:custom-shape draw:style-name="gr6" draw:text-style-name="P2" xml:id="id6" draw:id="id6" draw:layer="layout" svg:width="8cm" svg:height="1.7cm" svg:x="12.1cm" svg:y="8.9cm">
          <text:p text:style-name="P3"><text:span text:style-name="T2">create „case investigation“ task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0.3cm" svg:y1="6.65cm" svg:x2="16.1cm" svg:y2="8.9cm" draw:start-shape="id2" draw:start-glue-point="7" draw:end-shape="id6" draw:end-glue-point="0" svg:d="M10300 6650c3867 0 5800 750 5800 2250" svg:viewBox="0 0 5801 2251">
          <text:p text:style-name="P3">no</text:p>
        </draw:connector>
        <draw:custom-shape draw:style-name="gr2" draw:text-style-name="P4" xml:id="id5" draw:id="id5" draw:layer="layout" svg:width="8.7cm" svg:height="2.9cm" svg:x="1.6cm" svg:y="15.7cm">
          <text:p text:style-name="P3"><text:span text:style-name="T1">status of last created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curve" svg:x1="5.95cm" svg:y1="8.1cm" svg:x2="5.95cm" svg:y2="10.3cm" draw:start-shape="id2" draw:start-glue-point="6" draw:end-shape="id3" draw:end-glue-point="4" svg:d="M5950 8100v2200" svg:viewBox="0 0 1 2201">
          <text:p text:style-name="P6">yes</text:p>
        </draw:connector>
        <draw:custom-shape draw:style-name="gr7" draw:text-style-name="P2" xml:id="id7" draw:id="id7" draw:layer="layout" svg:width="7.6cm" svg:height="3.1cm" svg:x="2.15cm" svg:y="21.9cm">
          <text:p text:style-name="P3"><text:span text:style-name="T2">case:</text:span></text:p>
          <text:p text:style-name="P3"><text:span text:style-name="T2">- set investigation accordingly</text:span></text:p>
          <text:p text:style-name="P3"><text:span text:style-name="T2">- set investigation change date </text:span><text:span text:style-name="T2"><text:line-break/></text:span><text:span text:style-name="T2">to status change date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5.95cm" svg:y1="18.6cm" svg:x2="5.95cm" svg:y2="21.9cm" draw:start-shape="id5" draw:start-glue-point="6" draw:end-shape="id7" draw:end-glue-point="0" svg:d="M5950 18600v3300" svg:viewBox="0 0 1 3301">
          <text:p text:style-name="P6">done or discarded</text:p>
        </draw:connector>
        <draw:connector draw:style-name="gr5" draw:text-style-name="P5" draw:layer="layout" draw:type="curve" svg:x1="10.3cm" svg:y1="17.15cm" svg:x2="16cm" svg:y2="15.3cm" draw:start-shape="id5" draw:start-glue-point="7" draw:end-shape="id4" draw:end-glue-point="2" svg:d="M10300 17150c3800 0 5700-616 5700-1850" svg:viewBox="0 0 5701 1851">
          <text:p text:style-name="P3">not executabl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12:55:30.070000000</meta:creation-date>
    <dc:date>2016-12-21T13:55:23.945000000</dc:date>
    <meta:editing-duration>PT1H34M19S</meta:editing-duration>
    <meta:editing-cycles>4</meta:editing-cycles>
    <meta:generator>LibreOffice/5.0.5.2$Windows_x86 LibreOffice_project/55b006a02d247b5f7215fc6ea0fde844b30035b3</meta:generator>
    <meta:document-statistic meta:object-count="14"/>
  </office:meta>
</office:document-meta>
</file>